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style:font-name="FreeSans" fo:language="es" fo:country="ES" officeooo:rsid="001ae14e" officeooo:paragraph-rsid="001ae14e"/>
    </style:style>
    <style:style style:name="P2" style:family="paragraph" style:parent-style-name="Standard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style:font-name="FreeSans" fo:language="es" fo:country="ES" officeooo:rsid="001722e7" officeooo:paragraph-rsid="001722e7"/>
    </style:style>
    <style:style style:name="P3" style:family="paragraph" style:parent-style-name="Standard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style:font-name="FreeSans" fo:language="es" fo:country="ES" officeooo:rsid="001722e7" officeooo:paragraph-rsid="001c4381"/>
    </style:style>
    <style:style style:name="P4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style:font-name="FreeSans" fo:language="es" fo:country="ES" officeooo:rsid="001d8ee1" officeooo:paragraph-rsid="001d8ee1"/>
    </style:style>
    <style:style style:name="T1" style:family="text">
      <style:text-properties officeooo:rsid="001a56e7"/>
    </style:style>
    <style:style style:name="T2" style:family="text">
      <style:text-properties officeooo:rsid="001c4381"/>
    </style:style>
    <style:style style:name="T3" style:family="text">
      <style:text-properties officeooo:rsid="001d8ee1"/>
    </style:style>
    <style:style style:name="T4" style:family="text">
      <style:text-properties officeooo:rsid="001f39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 fanfic <text:span text:style-name="T4">(abreviatura de “fanfiction”, “ficción del fan”)</text:span> es una historia basada en una historia ya existente. Son, en esencia, historias creadas sin ánimo de lucro por los fans de un libro, película o videojuego. </text:p>
      <text:p text:style-name="P3"><text:span text:style-name="T2">Crear fanfiction, en general, consiste en explorar temas e ideas que uno siente que faltan en la historia original. Puesto que cada fan tiene una interpretación distinta de los personajes y el mensaje que la historia original transmite, </text:span>el <text:span text:style-name="T2">fan convertido en autor </text:span>puede añadir o quitar a la historia <text:span text:style-name="T2">original</text:span> lo que considere oportuno <text:span text:style-name="T2">para contar su propia visión. Esto significa que cada fanfic es efectivamente una “transformación” de la historia original.</text:span> Un fanfic puede contar los mismos hechos que la historia original pero desde el punto de vista de otro personaje, o puede no incluir ninguno de los personajes originales y simplemente ser una historia basada en el mismo mundo pero con personajes <text:span text:style-name="T4">nuevos</text:span>; <text:span text:style-name="T3">también es posible que un fanfic amplíe y añada cosas al mundo original, o descarte dicho mundo por completo y tome prestados los personajes para situarlos en un mundo totalmente distinto. Un</text:span> autor puede preguntarse “¿Cómo hubiese sido la historia si Yoda hubiese sido un villano?” y escribir esa historia. <text:span text:style-name="T1">Hay fanfics que continúan la historia en donde el autor original la dejó y hay otros que pretenden “arreglar” un final impopular. </text:span></text:p>
      <text:p text:style-name="P4">El fanfic cae en una zona gris en términos de derechos de autor, pero suele considerarse “fair use”. <text:span text:style-name="T4">A día de hoy, la mayoría de fanfics se publican en sitios web de toda índole, destacando entre ellos </text:span><text:a xlink:type="simple" xlink:href="http://www.archiveofourown.org/" text:style-name="Internet_20_link" text:visited-style-name="Visited_20_Internet_20_Link"><text:span text:style-name="T4">Archive Of Our Own</text:span></text:a><text:span text:style-name="T4">, que es un archivo open-source y sin ánimo de lucro creado expresamente para alojar obras creadas por fans. Según sus datos de mayo de 2020, tiene más de dos millones de usuarios registrados y más de seis millones de trabajos alojados. Es por este motivo que elegí sacar fanfics de este sitio web en particular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18:26:40.467941207</meta:creation-date>
    <meta:generator>LibreOffice/6.0.7.3$Linux_X86_64 LibreOffice_project/00m0$Build-3</meta:generator>
    <dc:date>2020-08-15T00:17:29.131080398</dc:date>
    <meta:editing-duration>PT46M35S</meta:editing-duration>
    <meta:editing-cycles>5</meta:editing-cycles>
    <meta:document-statistic meta:table-count="0" meta:image-count="0" meta:object-count="0" meta:page-count="1" meta:paragraph-count="3" meta:word-count="319" meta:character-count="1897" meta:non-whitespace-character-count="1579"/>
  </office:meta>
</office:document-meta>
</file>